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fo:font-weight="bold" officeooo:paragraph-rsid="00353006" style:font-size-asian="13pt" style:font-weight-asian="bold" style:font-size-complex="13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3pt" fo:font-weight="bold" officeooo:paragraph-rsid="00353006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style:text-line-through-style="none" style:text-line-through-type="none" officeooo:rsid="001ac08d" officeooo:paragraph-rsid="001ac08d"/>
    </style:style>
    <style:style style:name="P5" style:family="paragraph" style:parent-style-name="Preformatted_20_Text">
      <style:text-properties officeooo:paragraph-rsid="00418b6e"/>
    </style:style>
    <style:style style:name="P6" style:family="paragraph" style:parent-style-name="Preformatted_20_Text" style:list-style-name="L1">
      <style:text-properties fo:font-size="11pt" fo:font-weight="normal" officeooo:rsid="0036b2d3" officeooo:paragraph-rsid="0036b2d3" style:font-size-asian="9.60000038146973pt" style:font-weight-asian="normal" style:font-size-complex="11pt" style:font-weight-complex="normal"/>
    </style:style>
    <style:style style:name="P7" style:family="paragraph" style:parent-style-name="Preformatted_20_Text" style:list-style-name="L1">
      <style:text-properties fo:font-size="11pt" fo:font-weight="normal" officeooo:rsid="00459b65" officeooo:paragraph-rsid="00459b65" style:font-size-asian="9.60000038146973pt" style:font-weight-asian="normal" style:font-size-complex="11pt" style:font-weight-complex="normal"/>
    </style:style>
    <style:style style:name="P8" style:family="paragraph" style:parent-style-name="Preformatted_20_Text" style:list-style-name="L1">
      <style:text-properties fo:font-size="11pt" fo:font-weight="normal" officeooo:rsid="00418b6e" officeooo:paragraph-rsid="00418b6e" style:font-size-asian="9.60000038146973pt" style:font-weight-asian="normal" style:font-size-complex="11pt" style:font-weight-complex="normal"/>
    </style:style>
    <style:style style:name="P9" style:family="paragraph" style:parent-style-name="Preformatted_20_Text" style:list-style-name="L7">
      <style:text-properties fo:font-size="11pt" fo:font-weight="normal" officeooo:rsid="00206d22" officeooo:paragraph-rsid="00206d22" style:font-size-asian="11pt" style:font-weight-asian="normal" style:font-size-complex="11pt" style:font-weight-complex="normal"/>
    </style:style>
    <style:style style:name="P10" style:family="paragraph" style:parent-style-name="Preformatted_20_Text" style:list-style-name="L2">
      <style:text-properties officeooo:paragraph-rsid="001ac08d"/>
    </style:style>
    <style:style style:name="P11" style:family="paragraph" style:parent-style-name="Preformatted_20_Text" style:list-style-name="L2">
      <style:text-properties officeooo:rsid="00261c68" officeooo:paragraph-rsid="00261c68"/>
    </style:style>
    <style:style style:name="P12" style:family="paragraph" style:parent-style-name="Preformatted_20_Text" style:list-style-name="L2">
      <style:text-properties style:text-line-through-style="solid" style:text-line-through-type="single" officeooo:paragraph-rsid="001ac08d"/>
    </style:style>
    <style:style style:name="P13" style:family="paragraph" style:parent-style-name="Preformatted_20_Text" style:list-style-name="L3">
      <style:text-properties style:text-line-through-style="solid" style:text-line-through-type="single" officeooo:rsid="001a4587" officeooo:paragraph-rsid="001ac08d"/>
    </style:style>
    <style:style style:name="P14" style:family="paragraph" style:parent-style-name="Preformatted_20_Text" style:list-style-name="L3">
      <style:text-properties style:text-line-through-style="solid" style:text-line-through-type="single" officeooo:rsid="0020ede8" officeooo:paragraph-rsid="0020ede8"/>
    </style:style>
    <style:style style:name="P15" style:family="paragraph" style:parent-style-name="Preformatted_20_Text" style:list-style-name="L6">
      <style:text-properties style:text-line-through-style="solid" style:text-line-through-type="single" fo:font-size="11pt" fo:font-weight="normal" officeooo:rsid="00206d22" officeooo:paragraph-rsid="00206d22" style:font-size-asian="11pt" style:font-weight-asian="normal" style:font-size-complex="11pt" style:font-weight-complex="normal"/>
    </style:style>
    <style:style style:name="P16" style:family="paragraph" style:parent-style-name="Preformatted_20_Text" style:list-style-name="L7">
      <style:text-properties style:text-line-through-style="solid" style:text-line-through-type="single" fo:font-size="11pt" fo:font-weight="normal" officeooo:rsid="00319c04" officeooo:paragraph-rsid="00319c04" style:font-size-asian="11pt" style:font-weight-asian="normal" style:font-size-complex="11pt" style:font-weight-complex="normal"/>
    </style:style>
    <style:style style:name="P17" style:family="paragraph" style:parent-style-name="Preformatted_20_Text" style:list-style-name="L8">
      <style:text-properties style:text-line-through-style="solid" style:text-line-through-type="single" fo:font-size="11pt" fo:font-weight="normal" officeooo:rsid="00319c04" officeooo:paragraph-rsid="00319c04" style:font-size-asian="11pt" style:font-weight-asian="normal" style:font-size-complex="11pt" style:font-weight-complex="normal"/>
    </style:style>
    <style:style style:name="P18" style:family="paragraph" style:parent-style-name="Preformatted_20_Text" style:list-style-name="L4">
      <style:text-properties style:text-line-through-style="none" style:text-line-through-type="none" fo:font-size="10pt" officeooo:rsid="0043de21" officeooo:paragraph-rsid="0043de21" style:font-size-asian="10pt" style:font-size-complex="10pt"/>
    </style:style>
    <style:style style:name="P19" style:family="paragraph" style:parent-style-name="Preformatted_20_Text" style:list-style-name="L3">
      <style:text-properties style:text-line-through-style="none" style:text-line-through-type="none" officeooo:rsid="0024f97a" officeooo:paragraph-rsid="0024f97a"/>
    </style:style>
    <style:style style:name="P20" style:family="paragraph" style:parent-style-name="Preformatted_20_Text" style:list-style-name="L9">
      <style:text-properties style:text-line-through-style="none" style:text-line-through-type="none" fo:font-size="11pt" fo:font-weight="normal" officeooo:rsid="00319c04" officeooo:paragraph-rsid="00319c04" style:font-size-asian="11pt" style:font-weight-asian="normal" style:font-size-complex="11pt" style:font-weight-complex="normal"/>
    </style:style>
    <style:style style:name="P21" style:family="paragraph" style:parent-style-name="Preformatted_20_Text" style:list-style-name="L5"/>
    <style:style style:name="P22" style:family="paragraph" style:parent-style-name="Preformatted_20_Text" style:list-style-name="L5">
      <style:text-properties officeooo:paragraph-rsid="0017ea78"/>
    </style:style>
    <style:style style:name="P23" style:family="paragraph" style:parent-style-name="Preformatted_20_Text" style:list-style-name="L5">
      <style:text-properties officeooo:rsid="001610fc" officeooo:paragraph-rsid="0047df23"/>
    </style:style>
    <style:style style:name="P24" style:family="paragraph" style:parent-style-name="Preformatted_20_Text" style:list-style-name="L5">
      <style:text-properties officeooo:rsid="001f4a54" officeooo:paragraph-rsid="0047df23"/>
    </style:style>
    <style:style style:name="P25" style:family="paragraph" style:parent-style-name="Preformatted_20_Text">
      <style:text-properties fo:font-size="13pt" fo:font-weight="bold" officeooo:rsid="004a0421" officeooo:paragraph-rsid="004a0421" style:font-size-asian="13pt" style:font-weight-asian="bold" style:font-size-complex="13pt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a4587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ac08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e2a3f" style:font-size-asian="13pt" style:font-weight-asian="bold" style:font-size-complex="13pt" style:font-weight-complex="bold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1a4587"/>
    </style:style>
    <style:style style:name="T8" style:family="text">
      <style:text-properties officeooo:rsid="002ad2b8"/>
    </style:style>
    <style:style style:name="T9" style:family="text">
      <style:text-properties officeooo:rsid="00319c04"/>
    </style:style>
    <style:style style:name="T10" style:family="text">
      <style:text-properties fo:font-size="22pt" officeooo:rsid="0036a602" style:font-size-asian="22pt" style:font-size-complex="22pt"/>
    </style:style>
    <style:style style:name="T11" style:family="text">
      <style:text-properties officeooo:rsid="003901da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10">TASKS</text:span></text:p>
      <text:p text:style-name="P25">CHANGE this FILE to an .md TO view STRAIGHT from GITHUB</text:p>
      <text:p text:style-name="P2">New Features</text:p>
      <text:p text:style-name="P5"><text:span text:style-name="T3"><text:tab/></text:span><text:span text:style-name="T4">Admin </text:span><text:span text:style-name="T5">user</text:span></text:p>
      <text:list xml:id="list765297765" text:style-name="L1">
        <text:list-item>
          <text:p text:style-name="P6">Only give “Delete” and “Deliver” button actions</text:p>
        </text:list-item>
        <text:list-item>
          <text:p text:style-name="P7">Add “Archive order” button</text:p>
        </text:list-item>
        <text:list-item>
          <text:p text:style-name="P8">Add table to store “Archived”(Delivered) orders</text:p>
        </text:list-item>
      </text:list>
      <text:p text:style-name="P4"><text:tab/><text:span text:style-name="T3">Non-Admin </text:span><text:span text:style-name="T5">user</text:span></text:p>
      <text:list xml:id="list3691194506" text:style-name="L2">
        <text:list-item>
          <text:p text:style-name="P10">Add inventory for non-admin users</text:p>
          <text:list>
            <text:list-item>
              <text:p text:style-name="P11">Inventory functions: Eat/Chuck/<text:span text:style-name="T8">sell for half price?</text:span></text:p>
            </text:list-item>
          </text:list>
        </text:list-item>
        <text:list-item>
          <text:p text:style-name="P12">Add cancel button function</text:p>
        </text:list-item>
      </text:list>
      <text:list xml:id="list3390488189" text:style-name="L3">
        <text:list-item>
          <text:p text:style-name="P13">Hide “Update order”/all button when an order is canceled</text:p>
          <text:list>
            <text:list-item>
              <text:p text:style-name="P14"><text:span text:style-name="T2">D</text:span>isable and grey-out all buttons</text:p>
            </text:list-item>
          </text:list>
        </text:list-item>
      </text:list>
      <text:list xml:id="list3967019147" text:style-name="L4">
        <text:list-item>
          <text:p text:style-name="P18">Add “Collect” button to collect order and add items to inventory</text:p>
        </text:list-item>
      </text:list>
      <text:list xml:id="list155935325188840" text:continue-list="list3390488189" text:style-name="L3">
        <text:list-item>
          <text:p text:style-name="P19">Add money for user to be able to order products</text:p>
        </text:list-item>
      </text:list>
      <text:p text:style-name="P4"><text:tab/></text:p>
      <text:p text:style-name="Preformatted_20_Text"/>
      <text:p text:style-name="Preformatted_20_Text"/>
      <text:p text:style-name="P1">Front-End Tweaking</text:p>
      <text:list xml:id="list2362030888" text:style-name="L5">
        <text:list-item>
          <text:p text:style-name="P21">Table columns spacing</text:p>
        </text:list-item>
        <text:list-item>
          <text:p text:style-name="P21">Table custom width</text:p>
        </text:list-item>
        <text:list-item>
          <text:p text:style-name="P22">Horizontally align multiple buttons in cell</text:p>
        </text:list-item>
        <text:list-item>
          <text:p text:style-name="P23">Keep position of current datatable page when refreshing table</text:p>
        </text:list-item>
        <text:list-item>
          <text:p text:style-name="P24"><text:span text:style-name="T7">A</text:span><text:span text:style-name="T6">dd mouse-over popup on order_num to view products in order</text:span></text:p>
        </text:list-item>
        <text:list-item>
          <text:p text:style-name="P21"/>
        </text:list-item>
      </text:list>
      <text:p text:style-name="Preformatted_20_Text"/>
      <text:p text:style-name="Preformatted_20_Text"/>
      <text:p text:style-name="P1">Bugs</text:p>
      <text:list xml:id="list4124641443" text:style-name="L6">
        <text:list-item>
          <text:p text:style-name="P15">Datatable’s second page’<text:span text:style-name="T9">s buttons</text:span> not <text:span text:style-name="T9">disabling when an order’s status is “Canceled”</text:span></text:p>
        </text:list-item>
      </text:list>
      <text:list xml:id="list3684648764" text:style-name="L7">
        <text:list-item>
          <text:p text:style-name="P9"><text:a xlink:type="simple" xlink:href="https://www.gyrocode.com/articles/jquery-datatables-custom-control-does-not-work-on-second-page/" text:style-name="Internet_20_link" text:visited-style-name="Visited_20_Internet_20_Link"><text:span text:style-name="T1">https://www.gyrocode.com/articles/jquery-datatables-custom-control-does-not-work-on-second-page/</text:span></text:a></text:p>
          <text:p text:style-name="P16">Resolution</text:p>
        </text:list-item>
      </text:list>
      <text:list xml:id="list682376790" text:style-name="L8">
        <text:list-item>
          <text:p text:style-name="P17">on <text:span text:style-name="T11">table</text:span> refresh, set button html markup to empty string if status is canceled.</text:p>
        </text:list-item>
      </text:list>
      <text:list xml:id="list3994810820" text:style-name="L9"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5:59:33.453126924</dc:date>
    <meta:editing-duration>PT1H35M1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67" meta:character-count="1043" meta:non-whitespace-character-count="918"/>
  </office:meta>
</office:document-meta>
</file>